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5cm" fo:min-width="0.315cm" fo:padding-top="0.142cm" fo:padding-bottom="0.142cm" fo:padding-left="0.267cm" fo:padding-right="0.267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51cm" fo:min-width="0.3cm"/>
    </style:style>
    <style:style style:name="gr3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83cm" fo:min-width="0.031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752cm" fo:min-width="0.1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="none" draw:fill-color="#729fcf" draw:textarea-horizontal-align="justify" draw:textarea-vertical-align="middle" draw:auto-grow-height="false" fo:min-height="3.55cm" fo:min-width="6.9cm" fo:padding-top="0.142cm" fo:padding-bottom="0.142cm" fo:padding-left="0.267cm" fo:padding-right="0.267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5cm" fo:min-width="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color="#ff0000" draw:marker-end="Arrow" draw:fill="solid" draw:textarea-vertical-align="middle"/>
    </style:style>
    <style:style style:name="gr11" style:family="graphic" style:parent-style-name="objectwithoutfill">
      <style:graphic-properties draw:stroke="dash" draw:stroke-dash="Fine_20_Dashed" draw:marker-end="Arrow" draw:fill="solid" draw:textarea-vertical-align="middle"/>
    </style:style>
    <style:style style:name="gr12" style:family="graphic" style:parent-style-name="objectwithoutfill">
      <style:graphic-properties draw:stroke="dash" draw:stroke-dash="Fine_20_Dashed" draw:marker-start="Arrow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style:text-properties fo:font-size="7pt" fo:font-weight="bold"/>
    </style:style>
    <style:style style:name="P8" style:family="paragraph">
      <loext:graphic-properties draw:fill="none" draw:fill-color="#ffffff"/>
      <style:text-properties fo:font-size="7pt" fo:font-weight="bold"/>
    </style:style>
    <style:style style:name="P9" style:family="paragraph">
      <style:paragraph-properties fo:text-align="center"/>
      <style:text-properties fo:color="#ff0000" fo:font-size="7pt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7pt"/>
    </style:style>
    <style:style style:name="P11" style:family="paragraph">
      <style:text-properties fo:font-size="7pt"/>
    </style:style>
    <style:style style:name="P12" style:family="paragraph">
      <loext:graphic-properties draw:fill="none" draw:fill-color="#ffffff"/>
      <style:text-properties fo:font-size="7pt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199cm" svg:height="1.201cm" draw:transform="rotate (-3.14159265358979) translate (14.998cm 6.10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8cm" svg:height="1.601cm" draw:transform="rotate (-3.14159265358979) translate (15.2cm 6.3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3" draw:text-style-name="P3" draw:layer="layout" svg:x1="13.799cm" svg:y1="5.501cm" svg:x2="11.8cm" svg:y2="5.501cm">
              <text:p/>
            </draw:line>
            <draw:custom-shape draw:style-name="gr4" draw:text-style-name="P1" draw:layer="layout" svg:width="0.799cm" svg:height="0.801cm" draw:transform="rotate (-3.14159265358979) translate (14.6cm 7.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5" draw:text-style-name="P3" draw:layer="layout" svg:x1="13.799cm" svg:y1="7.302cm" svg:x2="11.8cm" svg:y2="7.302cm">
              <text:p/>
            </draw:line>
            <draw:custom-shape draw:style-name="gr6" draw:text-style-name="P4" draw:layer="layout" svg:width="0.6cm" svg:height="3.002cm" svg:x="11.2cm" svg:y="4.8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7" draw:text-style-name="P5" draw:layer="layout" svg:width="7.4cm" svg:height="3.8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1cm" svg:x="4.4cm" svg:y="4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463cm" svg:height="0.526cm" svg:x="4.4cm" svg:y="4.874cm">
          <draw:text-box>
            <text:p text:style-name="P7">Request</text:p>
          </draw:text-box>
        </draw:frame>
        <draw:frame draw:style-name="gr9" draw:text-style-name="P10" draw:layer="layout" svg:width="2.542cm" svg:height="0.801cm" svg:x="4.4cm" svg:y="5.299cm">
          <draw:text-box>
            <text:p text:style-name="P9">maxResponseSize</text:p>
            <text:p text:style-name="P9">248</text:p>
          </draw:text-box>
        </draw:frame>
        <draw:custom-shape draw:style-name="gr8" draw:text-style-name="P6" draw:layer="layout" svg:width="2.5cm" svg:height="1.1cm" svg:x="8.2cm" svg:y="4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463cm" svg:height="0.526cm" svg:x="8.2cm" svg:y="4.874cm">
          <draw:text-box>
            <text:p text:style-name="P7">Request</text:p>
          </draw:text-box>
        </draw:frame>
        <draw:frame draw:style-name="gr9" draw:text-style-name="P10" draw:layer="layout" svg:width="2.542cm" svg:height="0.801cm" svg:x="8.2cm" svg:y="5.299cm">
          <draw:text-box>
            <text:p text:style-name="P9">maxResponseSize</text:p>
            <text:p text:style-name="P9">256</text:p>
          </draw:text-box>
        </draw:frame>
        <draw:line draw:style-name="gr10" draw:text-style-name="P3" draw:layer="layout" svg:x1="6.9cm" svg:y1="5.4cm" svg:x2="8.2cm" svg:y2="5.4cm">
          <text:p/>
        </draw:line>
        <draw:line draw:style-name="gr11" draw:text-style-name="P3" draw:layer="layout" svg:x1="7.4cm" svg:y1="6.8cm" svg:x2="7.4cm" svg:y2="5.5cm">
          <text:p/>
        </draw:line>
        <draw:frame draw:style-name="gr9" draw:text-style-name="P12" draw:layer="layout" svg:width="1.632cm" svg:height="0.526cm" svg:x="6.6cm" svg:y="6.874cm">
          <draw:text-box>
            <text:p text:style-name="P11">Push(RSI)</text:p>
          </draw:text-box>
        </draw:frame>
        <draw:frame draw:style-name="gr9" draw:text-style-name="P12" draw:layer="layout" svg:width="0.781cm" svg:height="0.526cm" svg:x="7.2cm" svg:y="5.7cm">
          <draw:text-box>
            <text:p text:style-name="P11">+8</text:p>
          </draw:text-box>
        </draw:frame>
        <draw:line draw:style-name="gr10" draw:text-style-name="P3" draw:layer="layout" svg:x1="10.7cm" svg:y1="5.4cm" svg:x2="14.5cm" svg:y2="5.4cm">
          <text:p/>
        </draw:line>
        <draw:frame draw:style-name="gr9" draw:text-style-name="P12" draw:layer="layout" svg:width="1.438cm" svg:height="0.526cm" svg:x="14.3cm" svg:y="5.1cm">
          <draw:text-box>
            <text:p text:style-name="P11">Send(...)</text:p>
          </draw:text-box>
        </draw:frame>
        <draw:frame draw:style-name="gr9" draw:text-style-name="P12" draw:layer="layout" svg:width="2.483cm" svg:height="0.526cm" svg:x="8.6cm" svg:y="7.1cm">
          <draw:text-box>
            <text:p text:style-name="P11">OnReady(…, 256)</text:p>
          </draw:text-box>
        </draw:frame>
        <draw:line draw:style-name="gr10" draw:text-style-name="P3" draw:layer="layout" svg:x1="15.1cm" svg:y1="7.4cm" svg:x2="10.9cm" svg:y2="7.4cm">
          <text:p/>
        </draw:line>
        <draw:line draw:style-name="gr12" draw:text-style-name="P3" draw:layer="layout" svg:x1="10.5cm" svg:y1="7.2cm" svg:x2="9.5cm" svg:y2="6.001cm">
          <text:p/>
        </draw:line>
        <draw:frame draw:style-name="gr9" draw:text-style-name="P12" draw:layer="layout" svg:width="2.344cm" svg:height="0.526cm" svg:x="4cm" svg:y="6.874cm">
          <draw:text-box>
            <text:p text:style-name="P11">CTOR of request</text:p>
          </draw:text-box>
        </draw:frame>
        <draw:line draw:style-name="gr11" draw:text-style-name="P3" draw:layer="layout" svg:x1="5.2cm" svg:y1="6.901cm" svg:x2="5.7cm" svg:y2="5.9cm">
          <text:p/>
        </draw:line>
        <draw:frame draw:style-name="gr9" draw:text-style-name="P14" draw:layer="layout" svg:width="1.518cm" svg:height="0.645cm" svg:x="12cm" svg:y="5.355cm">
          <draw:text-box>
            <text:p text:style-name="P13">RODA</text:p>
          </draw:text-box>
        </draw:frame>
        <draw:frame draw:style-name="gr9" draw:text-style-name="P14" draw:layer="layout" svg:width="1.772cm" svg:height="0.645cm" svg:x="12cm" svg:y="6.756cm">
          <draw:text-box>
            <text:p text:style-name="P13">RODA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8:31:35.532948519</meta:creation-date>
    <dc:date>2020-09-21T08:44:06.114706110</dc:date>
    <meta:editing-duration>PT1M40S</meta:editing-duration>
    <meta:editing-cycles>1</meta:editing-cycles>
    <meta:document-statistic meta:object-count="29"/>
    <meta:generator>LibreOffice/6.4.5.2$Linux_X86_64 LibreOffice_project/40$Build-2</meta:generator>
  </office:meta>
</office:document-meta>
</file>